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37df7" officeooo:paragraph-rsid="00037df7"/>
    </style:style>
    <style:style style:name="P2" style:family="paragraph" style:parent-style-name="Standard">
      <style:paragraph-properties fo:text-align="center" style:justify-single-word="false"/>
      <style:text-properties officeooo:rsid="00037df7" officeooo:paragraph-rsid="00037df7"/>
    </style:style>
    <style:style style:name="P3" style:family="paragraph" style:parent-style-name="Standard">
      <style:paragraph-properties fo:text-align="start" style:justify-single-word="false"/>
      <style:text-properties officeooo:rsid="00037df7" officeooo:paragraph-rsid="00037df7"/>
    </style:style>
    <style:style style:name="P4" style:family="paragraph" style:parent-style-name="Standard">
      <style:paragraph-properties fo:text-align="start" style:justify-single-word="false"/>
      <style:text-properties officeooo:rsid="00037df7" officeooo:paragraph-rsid="0003aefe"/>
    </style:style>
    <style:style style:name="P5" style:family="paragraph" style:parent-style-name="Standard">
      <style:paragraph-properties fo:text-align="start" style:justify-single-word="false"/>
      <style:text-properties officeooo:rsid="0004c3b7" officeooo:paragraph-rsid="0004c3b7"/>
    </style:style>
    <style:style style:name="P6" style:family="paragraph" style:parent-style-name="Standard">
      <style:paragraph-properties fo:text-align="start" style:justify-single-word="false"/>
      <style:text-properties officeooo:rsid="0006f0bd" officeooo:paragraph-rsid="0006f0bd"/>
    </style:style>
    <style:style style:name="P7" style:family="paragraph" style:parent-style-name="Standard">
      <style:paragraph-properties fo:text-align="start" style:justify-single-word="false"/>
      <style:text-properties officeooo:rsid="0007e82d" officeooo:paragraph-rsid="0007e82d"/>
    </style:style>
    <style:style style:name="P8" style:family="paragraph" style:parent-style-name="Table_20_Contents">
      <style:paragraph-properties fo:text-align="center" style:justify-single-word="false"/>
      <style:text-properties officeooo:rsid="00054aa9" officeooo:paragraph-rsid="00054aa9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67dfb" officeooo:paragraph-rsid="00067dfb"/>
    </style:style>
    <style:style style:name="P11" style:family="paragraph" style:parent-style-name="Table_20_Contents">
      <style:paragraph-properties fo:text-align="center" style:justify-single-word="false"/>
      <style:text-properties officeooo:rsid="0006ab0d" officeooo:paragraph-rsid="0006ab0d"/>
    </style:style>
    <style:style style:name="T1" style:family="text">
      <style:text-properties officeooo:rsid="00054aa9"/>
    </style:style>
    <style:style style:name="T2" style:family="text">
      <style:text-properties officeooo:rsid="00067d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Gould</text:p>
      <text:p text:style-name="P1">4/12/18</text:p>
      <text:p text:style-name="P1">CS-288</text:p>
      <text:p text:style-name="P1"/>
      <text:p text:style-name="P2">Homework 6</text:p>
      <text:p text:style-name="P2"/>
      <text:p text:style-name="P3">1. <text:tab/>Initial State – (0,0)</text:p>
      <text:p text:style-name="P3"><text:tab/>Goal States – (0,<text:span text:style-name="T2">2</text:span>),(1,<text:span text:style-name="T2">2</text:span>),(2,<text:span text:style-name="T2">2</text:span>),(3,<text:span text:style-name="T2">2</text:span>)</text:p>
      <text:p text:style-name="P3"><text:tab/>Operators - <text:tab/>1. Fill red bucket</text:p>
      <text:p text:style-name="P3"><text:tab/><text:tab/><text:tab/>2. Fill green bucket</text:p>
      <text:p text:style-name="P3"><text:tab/><text:tab/><text:tab/>3. Empty red bucket</text:p>
      <text:p text:style-name="P3"><text:tab/><text:tab/><text:tab/>4. Empty green bucket</text:p>
      <text:p text:style-name="P3"><text:tab/><text:tab/><text:tab/>5. Fill red bucket w/ green bucket </text:p>
      <text:p text:style-name="P4"><text:tab/><text:tab/><text:tab/>6. Fill green bucket w/ red bucket </text:p>
      <text:p text:style-name="P4"/>
      <text:p text:style-name="P5">2.<text:tab/><text:span text:style-name="T1">(Green,Red)</text:span></text:p>
      <table:table table:name="Table1" table:style-name="Table1">
        <table:table-column table:style-name="Table1.A" table:number-columns-repeated="16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0,0</text:p>
          </table:table-cell>
          <table:table-cell table:style-name="Table1.A1" office:value-type="string">
            <text:p text:style-name="P8">0,1</text:p>
          </table:table-cell>
          <table:table-cell table:style-name="Table1.A1" office:value-type="string">
            <text:p text:style-name="P8">0,2</text:p>
          </table:table-cell>
          <table:table-cell table:style-name="Table1.A1" office:value-type="string">
            <text:p text:style-name="P8">0,3</text:p>
          </table:table-cell>
          <table:table-cell table:style-name="Table1.A1" office:value-type="string">
            <text:p text:style-name="P8">0,4</text:p>
          </table:table-cell>
          <table:table-cell table:style-name="Table1.A1" office:value-type="string">
            <text:p text:style-name="P8">1,0</text:p>
          </table:table-cell>
          <table:table-cell table:style-name="Table1.A1" office:value-type="string">
            <text:p text:style-name="P8">1,4</text:p>
          </table:table-cell>
          <table:table-cell table:style-name="Table1.A1" office:value-type="string">
            <text:p text:style-name="P8">2,0</text:p>
          </table:table-cell>
          <table:table-cell table:style-name="Table1.A1" office:value-type="string">
            <text:p text:style-name="P8">2,3</text:p>
          </table:table-cell>
          <table:table-cell table:style-name="Table1.A1" office:value-type="string">
            <text:p text:style-name="P8">2,4</text:p>
          </table:table-cell>
          <table:table-cell table:style-name="Table1.A1" office:value-type="string">
            <text:p text:style-name="P8">3,0</text:p>
          </table:table-cell>
          <table:table-cell table:style-name="Table1.A1" office:value-type="string">
            <text:p text:style-name="P8">3,1</text:p>
          </table:table-cell>
          <table:table-cell table:style-name="Table1.A1" office:value-type="string">
            <text:p text:style-name="P8">3,2</text:p>
          </table:table-cell>
          <table:table-cell table:style-name="Table1.A1" office:value-type="string">
            <text:p text:style-name="P8">3,3</text:p>
          </table:table-cell>
          <table:table-cell table:style-name="Table1.P1" office:value-type="string">
            <text:p text:style-name="P8">3,4</text:p>
          </table:table-cell>
        </table:table-row>
        <table:table-row>
          <table:table-cell table:style-name="Table1.A2" office:value-type="string">
            <text:p text:style-name="P8">0,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0,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0,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0,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x</text:p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0,4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1,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1,4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2,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2,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2,4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x</text:p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3,0</text:p>
          </table:table-cell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1">x</text:p>
          </table:table-cell>
          <table:table-cell table:style-name="Table1.P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8">3,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3,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3,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P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3,4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1">x</text:p>
          </table:table-cell>
          <table:table-cell table:style-name="Table1.P2" office:value-type="string">
            <text:p text:style-name="P9"/>
          </table:table-cell>
        </table:table-row>
      </table:table>
      <text:p text:style-name="P5"/>
      <text:p text:style-name="P6">3.<text:tab/>(0,0)→(0,4)→(3,1)→(0,1)→(1,0)→(1,4)→(3,2)</text:p>
      <text:p text:style-name="P6"><text:tab/></text:p>
      <text:p text:style-name="P6"/>
      <text:p text:style-name="P7">4.<text:tab/>Given the process and constraints, it is impossible to get to (2,2) because it is outside of the <text:tab/>given state s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5:00:04.837573276</meta:creation-date>
    <dc:date>2018-04-17T00:15:06.207803145</dc:date>
    <meta:editing-duration>PT14M1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02" meta:word-count="157" meta:character-count="600" meta:non-whitespace-character-count="519"/>
  </office:meta>
</office:document-meta>
</file>